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2" style:family="graphic" style:parent-style-name="objectwithoutfill">
      <style:graphic-properties svg:stroke-width="0.035cm" svg:stroke-color="#c9211e" draw:marker-start="Arrow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c9211e" draw:marker-start="Arrow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dash" draw:stroke-dash="Fine_20_Dashed" svg:stroke-width="0.081cm" draw:marker-start-width="0.322cm" draw:marker-end-width="0.322cm" draw:fill="none" draw:textarea-horizontal-align="justify" draw:textarea-vertical-align="middle" draw:auto-grow-height="false" fo:min-height="6.283cm" fo:min-width="9.208cm" fo:padding-top="0.166cm" fo:padding-bottom="0.166cm" fo:padding-left="0.291cm" fo:padding-right="0.291cm"/>
    </style:style>
    <style:style style:name="gr9" style:family="graphic" style:parent-style-name="standard">
      <style:graphic-properties draw:stroke="dash" draw:stroke-dash="Fine_20_Dashed" svg:stroke-width="0.081cm" draw:marker-start-width="0.322cm" draw:marker-end-width="0.322cm" draw:fill="none" draw:textarea-horizontal-align="justify" draw:textarea-vertical-align="middle" draw:auto-grow-height="false" fo:min-height="4.288cm" fo:min-width="3.429cm" fo:padding-top="0.166cm" fo:padding-bottom="0.166cm" fo:padding-left="0.291cm" fo:padding-right="0.291cm"/>
    </style:style>
    <style:style style:name="gr10" style:family="graphic" style:parent-style-name="standard">
      <style:graphic-properties draw:stroke="dash" draw:stroke-dash="Fine_20_Dashed" svg:stroke-width="0.081cm" draw:marker-start-width="0.322cm" draw:marker-end-width="0.322cm" draw:fill="none" draw:textarea-horizontal-align="justify" draw:textarea-vertical-align="middle" draw:auto-grow-height="false" fo:min-height="4.252cm" fo:min-width="3.767cm" fo:padding-top="0.166cm" fo:padding-bottom="0.166cm" fo:padding-left="0.291cm" fo:padding-right="0.291cm"/>
    </style:style>
    <style:style style:name="gr11" style:family="graphic" style:parent-style-name="standard">
      <style:graphic-properties draw:stroke="dash" draw:stroke-dash="Fine_20_Dashed" svg:stroke-width="0.081cm" draw:marker-start-width="0.322cm" draw:marker-end-width="0.322cm" draw:fill="none" draw:textarea-horizontal-align="justify" draw:textarea-vertical-align="middle" draw:auto-grow-height="false" fo:min-height="1.615cm" fo:min-width="1.474cm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c9211e"/>
      <style:paragraph-properties fo:text-align="center"/>
    </style:style>
    <style:style style:name="P5" style:family="paragraph">
      <loext:graphic-properties draw:fill="none" draw:fill-color="#ffffff"/>
      <style:text-properties fo:color="#00a933" fo:font-size="14pt" fo:font-weight="bold"/>
    </style:style>
    <style:style style:name="P6" style:family="paragraph">
      <style:text-properties fo:color="#0000ff"/>
    </style:style>
    <style:style style:name="P7" style:family="paragraph">
      <loext:graphic-properties draw:fill="none" draw:fill-color="#ffffff"/>
      <style:text-properties fo:color="#0000ff" fo:font-size="14pt" fo:font-weight="bold"/>
    </style:style>
    <style:style style:name="T1" style:family="text">
      <style:text-properties fo:color="#00a933" fo:font-size="14pt" fo:font-weight="bold"/>
    </style:style>
    <style:style style:name="T2" style:family="text">
      <style:text-properties fo:font-size="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3.067cm" svg:y="3.54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016cm" svg:height="1.016cm" svg:x="6.568cm" svg:y="3.5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016cm" svg:height="1.016cm" svg:x="4.918cm" svg:y="6.19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016cm" svg:height="1.016cm" svg:x="8.068cm" svg:y="6.19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016cm" svg:height="1.016cm" svg:x="9.769cm" svg:y="3.5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016cm" svg:height="1.016cm" svg:x="11.368cm" svg:y="6.191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016cm" svg:height="1.016cm" svg:x="6.369cm" svg:y="8.892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016cm" svg:height="1.016cm" svg:x="9.769cm" svg:y="8.892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016cm" svg:height="1.016cm" svg:x="4.918cm" svg:y="11.692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016cm" svg:height="1.016cm" svg:x="8.068cm" svg:y="11.692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016cm" svg:height="1.016cm" svg:x="11.37cm" svg:y="11.692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016cm" svg:height="1.016cm" svg:x="9.769cm" svg:y="14.443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083cm" svg:y1="4.048cm" svg:x2="6.568cm" svg:y2="4.048cm" draw:start-shape="id1" draw:start-glue-point="10" draw:end-shape="id2" draw:end-glue-point="6" svg:d="M4083 4048h2485" svg:viewBox="0 0 2486 1">
          <text:p/>
        </draw:connector>
        <draw:connector draw:style-name="gr3" draw:text-style-name="P4" draw:layer="layout" draw:type="line" svg:x1="6.716cm" svg:y1="4.408cm" svg:x2="5.426cm" svg:y2="6.191cm" draw:start-shape="id2" draw:start-glue-point="7" draw:end-shape="id3" draw:end-glue-point="4" svg:d="M6716 4408l-1290 1783" svg:viewBox="0 0 1291 1784">
          <text:p/>
        </draw:connector>
        <draw:connector draw:style-name="gr2" draw:text-style-name="P3" draw:layer="layout" draw:type="line" svg:x1="5.934cm" svg:y1="6.699cm" svg:x2="8.068cm" svg:y2="6.699cm" draw:start-shape="id3" draw:start-glue-point="10" draw:end-shape="id4" draw:end-glue-point="6" svg:d="M5934 6699h2134" svg:viewBox="0 0 2135 1">
          <text:p/>
        </draw:connector>
        <draw:connector draw:style-name="gr2" draw:text-style-name="P3" draw:layer="layout" draw:type="line" svg:x1="8.936cm" svg:y1="6.339cm" svg:x2="7.584cm" svg:y2="4.048cm" draw:start-shape="id4" draw:start-glue-point="11" draw:end-shape="id2" draw:end-glue-point="10" svg:d="M8936 6339l-1352-2291" svg:viewBox="0 0 1353 2292">
          <text:p/>
        </draw:connector>
        <draw:connector draw:style-name="gr3" draw:text-style-name="P4" draw:layer="layout" draw:type="line" svg:x1="7.076cm" svg:y1="4.556cm" svg:x2="8.216cm" svg:y2="6.339cm" draw:start-shape="id2" draw:start-glue-point="8" draw:end-shape="id4" draw:end-glue-point="5" svg:d="M7076 4556l1140 1783" svg:viewBox="0 0 1141 1784">
          <text:p/>
        </draw:connector>
        <draw:connector draw:style-name="gr2" draw:text-style-name="P3" draw:layer="layout" draw:type="line" svg:x1="9.084cm" svg:y1="6.699cm" svg:x2="11.368cm" svg:y2="6.699cm" draw:start-shape="id4" draw:start-glue-point="10" draw:end-shape="id5" draw:end-glue-point="6" svg:d="M9084 6699h2284" svg:viewBox="0 0 2285 1">
          <text:p/>
        </draw:connector>
        <draw:connector draw:style-name="gr2" draw:text-style-name="P3" draw:layer="layout" draw:type="line" svg:x1="10.277cm" svg:y1="4.556cm" svg:x2="11.516cm" svg:y2="6.339cm" draw:start-shape="id6" draw:start-glue-point="8" draw:end-shape="id5" draw:end-glue-point="5" svg:d="M10277 4556l1239 1783" svg:viewBox="0 0 1240 1784">
          <text:p/>
        </draw:connector>
        <draw:connector draw:style-name="gr2" draw:text-style-name="P3" draw:layer="layout" draw:type="line" svg:x1="12.236cm" svg:y1="6.339cm" svg:x2="10.785cm" svg:y2="4.048cm" draw:start-shape="id5" draw:start-glue-point="11" draw:end-shape="id6" draw:end-glue-point="10" svg:d="M12236 6339l-1451-2291" svg:viewBox="0 0 1452 2292">
          <text:p/>
        </draw:connector>
        <draw:connector draw:style-name="gr2" draw:text-style-name="P3" draw:layer="layout" draw:type="line" svg:x1="7.584cm" svg:y1="4.048cm" svg:x2="9.769cm" svg:y2="4.048cm" draw:start-shape="id2" draw:start-glue-point="10" draw:end-shape="id6" draw:end-glue-point="6" svg:d="M7584 4048h2185" svg:viewBox="0 0 2186 1">
          <text:p/>
        </draw:connector>
        <draw:connector draw:style-name="gr2" draw:text-style-name="P3" draw:layer="layout" draw:type="line" svg:x1="5.426cm" svg:y1="7.207cm" svg:x2="6.517cm" svg:y2="9.04cm" draw:start-shape="id3" draw:start-glue-point="8" draw:end-shape="id7" draw:end-glue-point="5" svg:d="M5426 7207l1091 1833" svg:viewBox="0 0 1092 1834">
          <text:p/>
        </draw:connector>
        <draw:connector draw:style-name="gr2" draw:text-style-name="P3" draw:layer="layout" draw:type="line" svg:x1="8.216cm" svg:y1="7.059cm" svg:x2="7.237cm" svg:y2="9.04cm" draw:start-shape="id4" draw:start-glue-point="7" draw:end-shape="id7" draw:end-glue-point="11" svg:d="M8216 7059l-979 1981" svg:viewBox="0 0 980 1982">
          <text:p/>
        </draw:connector>
        <draw:connector draw:style-name="gr2" draw:text-style-name="P3" draw:layer="layout" draw:type="line" svg:x1="9.917cm" svg:y1="9.76cm" svg:x2="7.237cm" svg:y2="9.76cm" draw:start-shape="id8" draw:start-glue-point="7" draw:end-shape="id7" draw:end-glue-point="9" svg:d="M9917 9760h-2680" svg:viewBox="0 0 2681 1">
          <text:p/>
        </draw:connector>
        <draw:connector draw:style-name="gr2" draw:text-style-name="P3" draw:layer="layout" draw:type="line" svg:x1="7.237cm" svg:y1="9.04cm" svg:x2="9.917cm" svg:y2="9.04cm" draw:start-shape="id7" draw:start-glue-point="11" draw:end-shape="id8" draw:end-glue-point="5" svg:d="M7237 9040h2680" svg:viewBox="0 0 2681 1">
          <text:p/>
        </draw:connector>
        <draw:connector draw:style-name="gr2" draw:text-style-name="P3" draw:layer="layout" draw:type="line" svg:x1="11.876cm" svg:y1="7.207cm" svg:x2="10.637cm" svg:y2="9.04cm" draw:start-shape="id5" draw:start-glue-point="8" draw:end-shape="id8" draw:end-glue-point="11" svg:d="M11876 7207l-1239 1833" svg:viewBox="0 0 1240 1834">
          <text:p/>
        </draw:connector>
        <draw:connector draw:style-name="gr2" draw:text-style-name="P3" draw:layer="layout" draw:type="line" svg:x1="5.426cm" svg:y1="11.692cm" svg:x2="6.517cm" svg:y2="9.76cm" draw:start-shape="id9" draw:start-glue-point="4" draw:end-shape="id7" draw:end-glue-point="7" svg:d="M5426 11692l1091-1932" svg:viewBox="0 0 1092 1933">
          <text:p/>
        </draw:connector>
        <draw:connector draw:style-name="gr2" draw:text-style-name="P3" draw:layer="layout" draw:type="line" svg:x1="7.237cm" svg:y1="9.76cm" svg:x2="8.576cm" svg:y2="11.692cm" draw:start-shape="id7" draw:start-glue-point="9" draw:end-shape="id10" draw:end-glue-point="4" svg:d="M7237 9760l1339 1932" svg:viewBox="0 0 1340 1933">
          <text:p/>
        </draw:connector>
        <draw:connector draw:style-name="gr2" draw:text-style-name="P3" draw:layer="layout" draw:type="line" svg:x1="8.068cm" svg:y1="12.2cm" svg:x2="5.934cm" svg:y2="12.2cm" draw:start-shape="id10" draw:start-glue-point="6" draw:end-shape="id9" draw:end-glue-point="10" svg:d="M8068 12200h-2134" svg:viewBox="0 0 2135 1">
          <text:p/>
        </draw:connector>
        <draw:connector draw:style-name="gr2" draw:text-style-name="P3" draw:layer="layout" draw:type="line" svg:x1="9.084cm" svg:y1="12.2cm" svg:x2="11.37cm" svg:y2="12.2cm" draw:start-shape="id10" draw:start-glue-point="10" draw:end-shape="id11" draw:end-glue-point="6" svg:d="M9084 12200h2286" svg:viewBox="0 0 2287 1">
          <text:p/>
        </draw:connector>
        <draw:connector draw:style-name="gr2" draw:text-style-name="P3" draw:layer="layout" draw:type="line" svg:x1="11.878cm" svg:y1="12.708cm" svg:x2="10.637cm" svg:y2="14.591cm" draw:start-shape="id11" draw:start-glue-point="8" draw:end-shape="id12" draw:end-glue-point="11" svg:d="M11878 12708l-1241 1883" svg:viewBox="0 0 1242 1884">
          <text:p/>
        </draw:connector>
        <draw:connector draw:style-name="gr2" draw:text-style-name="P3" draw:layer="layout" draw:type="line" svg:x1="9.917cm" svg:y1="14.591cm" svg:x2="8.576cm" svg:y2="12.708cm" draw:start-shape="id12" draw:start-glue-point="5" draw:end-shape="id10" draw:end-glue-point="8" svg:d="M9917 14591l-1341-1883" svg:viewBox="0 0 1342 1884">
          <text:p/>
        </draw:connector>
        <draw:frame draw:style-name="gr4" draw:text-style-name="P5" draw:layer="layout" svg:width="1.467cm" svg:height="0.806cm" svg:x="2.235cm" svg:y="4.004cm">
          <draw:text-box>
            <text:p><text:span text:style-name="T1">(24)</text:span></text:p>
          </draw:text-box>
        </draw:frame>
        <draw:frame draw:style-name="gr4" draw:text-style-name="P5" draw:layer="layout" svg:width="1.467cm" svg:height="0.806cm" svg:x="5.456cm" svg:y="4.048cm">
          <draw:text-box>
            <text:p><text:span text:style-name="T1">(19)</text:span></text:p>
          </draw:text-box>
        </draw:frame>
        <draw:frame draw:style-name="gr4" draw:text-style-name="P5" draw:layer="layout" svg:width="1.467cm" svg:height="0.806cm" svg:x="9.201cm" svg:y="4.348cm">
          <draw:text-box>
            <text:p><text:span text:style-name="T1">(18)</text:span></text:p>
          </draw:text-box>
        </draw:frame>
        <draw:frame draw:style-name="gr4" draw:text-style-name="P5" draw:layer="layout" svg:width="1.467cm" svg:height="0.806cm" svg:x="10.582cm" svg:y="6.715cm">
          <draw:text-box>
            <text:p><text:span text:style-name="T1">(17)</text:span></text:p>
          </draw:text-box>
        </draw:frame>
        <draw:frame draw:style-name="gr4" draw:text-style-name="P5" draw:layer="layout" svg:width="1.467cm" svg:height="0.806cm" svg:x="9.058cm" svg:y="9.609cm">
          <draw:text-box>
            <text:p><text:span text:style-name="T1">(16)</text:span></text:p>
          </draw:text-box>
        </draw:frame>
        <draw:frame draw:style-name="gr4" draw:text-style-name="P5" draw:layer="layout" svg:width="1.467cm" svg:height="0.806cm" svg:x="6.207cm" svg:y="9.719cm">
          <draw:text-box>
            <text:p><text:span text:style-name="T1">(15)</text:span></text:p>
          </draw:text-box>
        </draw:frame>
        <draw:frame draw:style-name="gr4" draw:text-style-name="P5" draw:layer="layout" svg:width="1.467cm" svg:height="0.806cm" svg:x="7.28cm" svg:y="12.303cm">
          <draw:text-box>
            <text:p><text:span text:style-name="T1">(12)</text:span></text:p>
          </draw:text-box>
        </draw:frame>
        <draw:frame draw:style-name="gr5" draw:text-style-name="P5" draw:layer="layout" svg:width="1.442cm" svg:height="0.806cm" svg:x="10.525cm" svg:y="12.386cm">
          <draw:text-box>
            <text:p><text:span text:style-name="T1">(11)</text:span></text:p>
          </draw:text-box>
        </draw:frame>
        <draw:frame draw:style-name="gr4" draw:text-style-name="P5" draw:layer="layout" svg:width="1.467cm" svg:height="0.806cm" svg:x="8.931cm" svg:y="14.97cm">
          <draw:text-box>
            <text:p><text:span text:style-name="T1">(10)</text:span></text:p>
          </draw:text-box>
        </draw:frame>
        <draw:frame draw:style-name="gr6" draw:text-style-name="P5" draw:layer="layout" svg:width="1.742cm" svg:height="0.806cm" svg:x="4.275cm" svg:y="12.386cm">
          <draw:text-box>
            <text:p><text:span text:style-name="T1">(14)</text:span></text:p>
          </draw:text-box>
        </draw:frame>
        <draw:frame draw:style-name="gr7" draw:text-style-name="P5" draw:layer="layout" svg:width="2.085cm" svg:height="0.962cm" svg:x="4.048cm" svg:y="6.715cm">
          <draw:text-box>
            <text:p><text:span text:style-name="T1">(21)</text:span></text:p>
          </draw:text-box>
        </draw:frame>
        <draw:frame draw:style-name="gr7" draw:text-style-name="P5" draw:layer="layout" svg:width="2.085cm" svg:height="0.962cm" svg:x="7.17cm" svg:y="6.715cm">
          <draw:text-box>
            <text:p><text:span text:style-name="T1">(23)</text:span></text:p>
          </draw:text-box>
        </draw:frame>
        <draw:frame draw:style-name="gr4" draw:text-style-name="P7" draw:layer="layout" svg:width="1.742cm" svg:height="0.806cm" svg:x="8.148cm" svg:y="14.081cm">
          <draw:text-box>
            <text:p text:style-name="P6"><text:span text:style-name="T2">17/20</text:span></text:p>
          </draw:text-box>
        </draw:frame>
        <draw:frame draw:style-name="gr4" draw:text-style-name="P7" draw:layer="layout" svg:width="1.742cm" svg:height="0.806cm" svg:x="8.851cm" svg:y="11.264cm">
          <draw:text-box>
            <text:p text:style-name="P6"><text:span text:style-name="T2">16/21</text:span></text:p>
          </draw:text-box>
        </draw:frame>
        <draw:frame draw:style-name="gr4" draw:text-style-name="P7" draw:layer="layout" svg:width="1.742cm" svg:height="0.806cm" svg:x="12.152cm" svg:y="11.264cm">
          <draw:text-box>
            <text:p text:style-name="P6"><text:span text:style-name="T2">18/19</text:span></text:p>
          </draw:text-box>
        </draw:frame>
        <draw:frame draw:style-name="gr4" draw:text-style-name="P7" draw:layer="layout" svg:width="1.742cm" svg:height="0.806cm" svg:x="5.652cm" svg:y="11.264cm">
          <draw:text-box>
            <text:p text:style-name="P6"><text:span text:style-name="T2">15/22</text:span></text:p>
          </draw:text-box>
        </draw:frame>
        <draw:frame draw:style-name="gr4" draw:text-style-name="P7" draw:layer="layout" svg:width="1.742cm" svg:height="0.806cm" svg:x="4.852cm" svg:y="8.764cm">
          <draw:text-box>
            <text:p text:style-name="P6"><text:span text:style-name="T2">14/23</text:span></text:p>
          </draw:text-box>
        </draw:frame>
        <draw:frame draw:style-name="gr4" draw:text-style-name="P7" draw:layer="layout" svg:width="1.742cm" svg:height="0.806cm" svg:x="10.552cm" svg:y="8.664cm">
          <draw:text-box>
            <text:p text:style-name="P6"><text:span text:style-name="T2">13/24</text:span></text:p>
          </draw:text-box>
        </draw:frame>
        <draw:custom-shape draw:style-name="gr8" draw:text-style-name="P2" draw:layer="layout" svg:width="10.414cm" svg:height="7.239cm" svg:x="4.175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1.717cm" svg:height="0.806cm" svg:x="12.053cm" svg:y="5.764cm">
          <draw:text-box>
            <text:p text:style-name="P6"><text:span text:style-name="T2">10/11</text:span></text:p>
          </draw:text-box>
        </draw:frame>
        <draw:frame draw:style-name="gr4" draw:text-style-name="P7" draw:layer="layout" svg:width="1.467cm" svg:height="0.806cm" svg:x="10.553cm" svg:y="3.164cm">
          <draw:text-box>
            <text:p text:style-name="P6"><text:span text:style-name="T2">9/12</text:span></text:p>
          </draw:text-box>
        </draw:frame>
        <draw:custom-shape draw:style-name="gr9" draw:text-style-name="P2" draw:layer="layout" svg:width="4.445cm" svg:height="5.054cm" svg:x="9.509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1.467cm" svg:height="0.806cm" svg:x="2.235cm" svg:y="3.032cm">
          <draw:text-box>
            <text:p text:style-name="P6"><text:span text:style-name="T2">1/2</text:span></text:p>
          </draw:text-box>
        </draw:frame>
        <draw:frame draw:style-name="gr4" draw:text-style-name="P7" draw:layer="layout" svg:width="1.467cm" svg:height="0.806cm" svg:x="7.236cm" svg:y="5.632cm">
          <draw:text-box>
            <text:p text:style-name="P6"><text:span text:style-name="T2">3/8</text:span></text:p>
          </draw:text-box>
        </draw:frame>
        <draw:frame draw:style-name="gr4" draw:text-style-name="P7" draw:layer="layout" svg:width="1.467cm" svg:height="0.806cm" svg:x="4.137cm" svg:y="5.632cm">
          <draw:text-box>
            <text:p text:style-name="P6"><text:span text:style-name="T2">4/7</text:span></text:p>
          </draw:text-box>
        </draw:frame>
        <draw:frame draw:style-name="gr4" draw:text-style-name="P7" draw:layer="layout" svg:width="1.467cm" svg:height="0.806cm" svg:x="5.737cm" svg:y="3.032cm">
          <draw:text-box>
            <text:p text:style-name="P6"><text:span text:style-name="T2">5/6</text:span></text:p>
          </draw:text-box>
        </draw:frame>
        <draw:custom-shape draw:style-name="gr10" draw:text-style-name="P2" draw:layer="layout" svg:width="4.819cm" svg:height="5.054cm" svg:x="4.309cm" svg:y="2.90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2.266cm" svg:height="2.157cm" svg:x="1.909cm" svg:y="2.90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5-13T02:04:10.468000000</meta:creation-date>
    <dc:date>2022-06-28T23:45:35.653000000</dc:date>
    <meta:editing-duration>PT11M59S</meta:editing-duration>
    <meta:editing-cycles>3</meta:editing-cycles>
    <meta:generator>LibreOffice/6.3.2.2$Windows_X86_64 LibreOffice_project/98b30e735bda24bc04ab42594c85f7fd8be07b9c</meta:generator>
    <meta:document-statistic meta:object-count="60"/>
  </office:meta>
</office:document-meta>
</file>